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>
      <style:text-properties fo:font-weight="normal" style:font-weight-asian="normal" style:font-weight-complex="normal"/>
    </style:style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otiv-API (Folie 1)</text:p>
      <text:list xml:id="list907350387" text:style-name="L1">
        <text:list-item>
          <text:p text:style-name="P2">RealTime-Images („EmoState“) werden empfangen, aufbereitet und in einen Puffer geschrieben</text:p>
        </text:list-item>
        <text:list-item>
          <text:p text:style-name="P2">auf diesem Puffer muss (zunächst) gepollt werden</text:p>
        </text:list-item>
        <text:list-item>
          <text:p text:style-name="P2">(Überleitung zu Folie 2:) das ganze liegt in Form von drei C-Headern vor</text:p>
        </text:list-item>
      </text:list>
      <text:p text:style-name="P1">Emotiv-API (Folie 2)</text:p>
      <text:list xml:id="list1259488560" text:style-name="L2">
        <text:list-item>
          <text:p text:style-name="P3">die vier Ebenen</text:p>
        </text:list-item>
        <text:list-item>
          <text:p text:style-name="P3">BlackBox-Problem</text:p>
        </text:list-item>
      </text:list>
      <text:p text:style-name="Standard"/>
      <text:p text:style-name="P1">Video „linkes Bein“</text:p>
      <text:list xml:id="list1146221951" text:style-name="L5">
        <text:list-item>
          <text:p text:style-name="P6">Einleitung: Ehrgeiziges Ziel war, selber anhand der Rohsignale wiedererkennbare Muster zu entdecken...:</text:p>
        </text:list-item>
      </text:list>
      <text:list xml:id="list910411642" text:style-name="L3">
        <text:list-item>
          <text:p text:style-name="P4">wir mussten zunächst einen Logger implementieren</text:p>
        </text:list-item>
        <text:list-item>
          <text:p text:style-name="P4">dann haben wir Daten geloggt und versucht, dabei reproduzierbare „Gedanken“ zu erzeugen</text:p>
        </text:list-item>
        <text:list-item>
          <text:p text:style-name="P4">leicht reproduzierbar erschienen uns die „Steuer-Gedanken“ für Bewegungen</text:p>
        </text:list-item>
        <text:list-item>
          <text:p text:style-name="P4">→ Video abspielen</text:p>
        </text:list-item>
        <text:list-item>
          <text:p text:style-name="P4">Zeitpunkte der Bewegungen wurden protokolliert, um dann in der Signalanalyse (optisch) entsprechende Korrelationen zu erkennen</text:p>
        </text:list-item>
      </text:list>
      <text:p text:style-name="P1">Auswertung - erste Versuche</text:p>
      <text:list xml:id="list387408320" text:style-name="L4">
        <text:list-item>
          <text:p text:style-name="P5">hier sehen wir den allerersten (linearen) Plot zu den Daten aus dem Video</text:p>
        </text:list-item>
        <text:list-item>
          <text:p text:style-name="P5">zu sehen: die 7 Elektroden der linken Kopfhälfte, die 7 Elektroden der rechten Kopfhälfte, die Rohdaten des Gyroskops</text:p>
        </text:list-item>
        <text:list-item>
          <text:p text:style-name="P5">„wie Sie sehen, sehen Sie nichts“</text:p>
        </text:list-item>
        <text:list-item>
          <text:p text:style-name="P5">Außerdem: Wavelets, …</text:p>
        </text:list-item>
      </text:list>
      <text:p text:style-name="P1">Auswertung – mit bwview</text:p>
      <text:list xml:id="list1999103595" text:style-name="L6">
        <text:list-item>
          <text:p text:style-name="P7">wir waren schon kurz davor, aufzugeben, da fanden wir dieses Tool</text:p>
        </text:list-item>
        <text:list-item>
          <text:p text:style-name="P7">siehe da: man sieht was</text:p>
        </text:list-item>
        <text:list-item>
          <text:p text:style-name="P7">was genau, müssen wir noch erforschen (Tool ist wenig dokumentiert – zwar OpenSource, aber recht gruseliger Cod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18T11:32:51</meta:creation-date>
    <dc:date>2013-11-18T13:37:27</dc:date>
    <meta:editing-duration>PT1H20M37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23" meta:word-count="202" meta:character-count="1267"/>
  </office:meta>
</office:document-meta>
</file>